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635cm" style:use-optimal-column-width="false"/>
    </style:style>
    <style:style style:name="co2" style:family="table-column">
      <style:table-column-properties style:column-width="56.609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justify" style:text-autospace="none"/>
      <style:text-properties style:font-name="Alvi Nastaleeq" fo:font-size="200pt" style:font-name-asian="Alvi Nastaleeq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Alvi Nastaleeq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0.243cm" svg:height="76.3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خانۂ کعبہ جھلمل اُٹھا<text:line-break/>دیکھ کر آپ کا جمال علیؑ</text:p>
              </table:table-cell>
              <table:table-cell>
                <text:p text:style-name="P1">مظہرِ ربِّ ذوالجلال علیؑ<text:line-break/>کبریائی کا ہے کمال علیؑ</text:p>
              </table:table-cell>
            </table:table-row>
            <table:table-row table:style-name="ro1" table:default-cell-style-name="ce1">
              <table:table-cell>
                <text:p text:style-name="P1">جس کا کوئی سوال مل نہ سکا<text:line-break/>ہے خدائی کا وہ سوال علیؑ</text:p>
              </table:table-cell>
              <table:table-cell>
                <text:p text:style-name="P1">بولا دینِ خدا یہ مشکل میں<text:line-break/>گھِر رہا ہوں، مجھے سنبھال علیؑ</text:p>
              </table:table-cell>
            </table:table-row>
            <table:table-row table:style-name="ro1" table:default-cell-style-name="ce1">
              <table:table-cell>
                <text:p text:style-name="P1">گا رہے ہیں وہ گیت غیروں کے<text:line-break/>اور کھاتے ہیں تیرا مال علیؑ</text:p>
              </table:table-cell>
              <table:table-cell>
                <text:p text:style-name="P1">جب بھی سوچا خدا کے بارے میں<text:line-break/>آ گیا آپ کا خیال علیؑ</text:p>
              </table:table-cell>
            </table:table-row>
            <table:table-row table:style-name="ro1" table:default-cell-style-name="ce1">
              <table:table-cell>
                <text:p text:style-name="P1">ایک عباسؑ ہیں زمانے میں<text:line-break/>ورنہ تیری کہاں مثال علیؑ</text:p>
              </table:table-cell>
              <table:table-cell>
                <text:p text:style-name="P1">پوچھا کس نے اذان سکھلائی<text:line-break/>بولے یہ حضرتِ بلالؑ علیؑ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10.236cm" fo:page-height="76.3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20:34:54.218640300</meta:creation-date>
    <dc:date>2026-01-21T20:40:25.686940200</dc:date>
    <meta:editing-duration>PT5M31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